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2" svg:font-family="'Lohit Hindi'"/>
    <style:font-face style:name="Lohit Hindi" svg:font-family="'Lohit Hind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size="20pt" style:text-underline-style="none" fo:font-weight="normal" style:font-size-asian="20pt" style:font-weight-asian="normal" style:font-size-complex="20pt" style:font-weight-complex="normal"/>
    </style:style>
    <style:style style:name="P12" style:family="paragraph" style:parent-style-name="Standard">
      <style:paragraph-properties fo:text-align="center" style:justify-single-word="false"/>
      <style:text-properties fo:font-size="20pt" style:text-underline-style="none" fo:font-weight="normal" style:font-size-asian="20pt" style:font-weight-asian="normal" style:font-size-complex="20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color="#000000" style:text-outline="false" style:text-line-through-style="none" style:font-name="Liberation Serif" fo:font-size="12pt" fo:font-style="normal" fo:text-shadow="none" style:font-name-asian="Arial" style:font-size-asian="12pt" style:font-style-asian="normal" style:font-name-complex="Arial" style:font-size-complex="12pt" style:font-style-complex="normal" style:text-emphasize="none" style:text-overline-style="none" style:text-overline-color="font-color"/>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text:tab/></text:p>
      <text:p text:style-name="P13"><text:tab/><text:span text:style-name="T2">Trabajo Practico Organización de Datos</text:span></text:p>
      <text:p text:style-name="P5"><text:s text:c="6"/>Cátedra Servetto</text:p>
      <text:p text:style-name="P5"><text:s text:c="5"/>Primer Entrega</text:p>
      <text:p text:style-name="P2"/>
      <text:p text:style-name="P3"><text:tab/></text:p>
      <text:p text:style-name="P1"/>
      <text:p text:style-name="P3"><text:span text:style-name="T1"><text:tab/></text:span><text:span text:style-name="T2">Grupo: San Angeles</text:span></text:p>
      <text:p text:style-name="P4"><text:tab/></text:p>
      <text:p text:style-name="P4"/>
      <text:p text:style-name="P4"><text:tab/>Integrantes:</text:p>
      <text:p text:style-name="P6"><text:tab/><text:tab/><text:tab/><text:span text:style-name="T1">Daniel Sivori (84026)</text:span></text:p>
      <text:p text:style-name="P4"><text:tab/><text:tab/><text:tab/>Nelson Ramos Aruquipa (85857)</text:p>
      <text:p text:style-name="P4"><text:tab/><text:tab/><text:tab/>Santiago Donikian (85689)</text:p>
      <text:p text:style-name="P4"><text:tab/><text:tab/><text:tab/>Oscar Caceres (86534)<text:tab/></text:p>
      <text:p text:style-name="P4"><text:tab/><text:tab/><text:tab/>Dubini Richard (8544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p text:style-name="P7">Documentación Hash Extensible</text:p>
      <text:p text:style-name="P7"/>
      <text:p text:style-name="P10"/>
      <text:p text:style-name="P8"><text:span text:style-name="T5">Se implemento un hash extensible d</text:span><text:span text:style-name="T4">e Bits Sufijos o Modular: (la función de dispersión es el resto de la división entre el tamaño de la tabla y la clave del registro a persistir)</text:span> con registros de longitud variable, principalmente consta de tres archivos binarios; un archivo para la tabla (nombre.tbl), otro para los cubos libres(nombre.free), y el ultimo para la persistencia de cubos de datos(nombre.cb). Donde “nombre” es el que se le asigno al hash en su creación. <text:s/>El modelado del hash se realizo por medio del objeto HashExtensible el cual se utiliza como interfaz, ya que tiene las primitivas principales, como los son; insert, update, remove, search y print las cuales son requeridas en el enunciado del presente trabajo practico para dicha estructura de datos. </text:p>
      <text:p text:style-name="P8"/>
      <text:p text:style-name="P8">Para el modelado del <text:span text:style-name="T5">hash extensible se realizo el siguiente diagrama de clases. (ver anexo 1).</text:span></text:p>
      <text:p text:style-name="P8"/>
      <text:p text:style-name="P8"/>
      <text:p text:style-name="P7"/>
      <text:p text:style-name="P7">Clase Table(descripción general):</text:p>
      <text:p text:style-name="P9"><text:tab/> <text:s text:c="12"/><text:tab/><text:tab/><text:tab/> <text:s/><text:span text:style-name="T3">La tabla se modela en una clase Table, la cual contiene un vector para mantener en memoria las referencias a los respectivos cubos, la persistencia de esta, se realiza en bloques cuyo tamaño esta definido como constante en Define.h, este tamaño también es utilizado <text:s/>para los cubos. Tambien contiene buffers para mantener dos Cubos en memoria (la clase Cube se explica en el próximo punto), esto permite optimizar la aplicación, minimizando los accesos a disco, ya que al tener dos cubos en memoria, no necesito ir a buscar dichos cubos a disco en el caso que estos estén cargados en memoria, si dichos cubos no son los requeridos, se accede a disco y se lee el cubo necesario para continuar. La escritura de la tabla en disco como ya mencionamos se persiste en bloques de tamaño fijo. Si se duplica o colapsa la tabla se reescribe la tabla en el archivo, en cambio si se modifica algún valor especifico de la tabla, se reescribe solo el bloque del archivo al cual pertenecía dicho elemento modificado, de esta manera se minimizan los accesos a disco.</text:span></text:p>
      <text:p text:style-name="P8"/>
      <text:p text:style-name="P8">Metodos principales de la clase:</text:p>
      <text:p text:style-name="P8"/>
      <text:p text:style-name="P8">Create: se crean los archivos de tabla,cubo y bloques libres se escribe en disco un cubo vació con la metadata inicializada , y se hace lo mismo en la tabla.</text:p>
      <text:p text:style-name="P8"/>
      <text:p text:style-name="P8">Open: Se lee de disco todos los bloques de la tabla, y se carga a memoria,</text:p>
      <text:p text:style-name="P8"/>
      <text:p text:style-name="P8">Close: se periste todos los archivos del hash ( tabla, cubos, cubos libres).</text:p>
      <text:p text:style-name="P8"/>
      <text:p text:style-name="P8">Print: La función print imprime en un archivo de formato texto todo el contenido de la tabla.</text:p>
      <text:p text:style-name="P8">Se imprime el vector de la tabla, su tamaño y su cantidad de cubos, seguido de la cantidad</text:p>
      <text:p text:style-name="P8">de cubos libres y el numero de offset de los mismos. A continuación se imprimen los cubos</text:p>
      <text:p text:style-name="P8">con sus respectivos tamaños de dispersión y el contenido de cada registro que esta en dicho cubo.</text:p>
      <text:p text:style-name="P8">IMPORTANTE: para evitar un acceso a disco (escribir en blanco en el archivo de cubos), cuando un cubo queda libre, el ultimo elemento de dicho cubo no sera borrado, por lo tanto el cubo figurara en la lista de cubos libres, pero al imprimir el cubo se muestra el contenido del ultimo registro que contenía.</text:p>
      <text:p text:style-name="P8">Los otros accesos corresponden al funcionamiento de cualquier hash.</text:p>
      <text:p text:style-name="P8"><text:s/>Esta persistencia se realiza con cada insert o remove para mantener la consistencia de los datos en disco y en memoria, la cual se paga con un acceso mas a disco en cada operación mencionada.</text:p>
      <text:p text:style-name="P8"/>
      <text:p text:style-name="P8"><text:soft-page-break/></text:p>
      <text:p text:style-name="P8">El archivo binario de la tabla (nombre.tbl) tiene el siguiente formato:</text:p>
      <text:p text:style-name="P8"/>
      <text:p text:style-name="P8">Para el primer bloque:</text:p>
      <text:p text:style-name="P8">tamaño tabla | <text:s/>cantidad total de cubos | cantidad total bloques archivo actual <text:s/>| cantidad cubos bloque actual | nro. offset cubo | <text:s text:c="2"/>nro. offset cubo | offset cubo | <text:s text:c="2"/>nro. offset cubo | <text:s/>nro. offset cubo ......</text:p>
      <text:p text:style-name="P8"/>
      <text:p text:style-name="P8">el resto de los bloques:</text:p>
      <text:p text:style-name="P8">cantidad cubos bloque actual | offset cubo | <text:s text:c="2"/>offset cubo | <text:s/>offset cubo | <text:s/>offset cubo .....</text:p>
      <text:p text:style-name="P8"/>
      <text:p text:style-name="P8">Para una mejor comprencion ver archivo tabla.jpg</text:p>
      <text:p text:style-name="P8">El manejo de bloques libres esta explicado en la sección Manejo Bloques Libres.</text:p>
      <text:p text:style-name="P8"/>
      <text:p text:style-name="P7">Clase Cube (descripción general):</text:p>
      <text:p text:style-name="P8"><text:tab/><text:tab/><text:tab/><text:tab/><text:tab/>Esta clase modela un cube del hash extensible con un tamaño fijo definido en la configuración <text:s/>este objeto cuando se lee de disco, un cubo que permite mantener en memoria los registros del cubo, en un vector que contiene objetos de tipo Record (este objeto modela lo que seria un registro que esta compuesto por los pares clave- valor <text:s/>donde el <text:s/>tamaño de este es variable, cada cubo tiene un buffer propio (ver clase Buffer) donde se empaqueta los datos del cubo para ser persistidos en memoria. </text:p>
      <text:p text:style-name="P8">Los accesos a disco para cargar un bloque se hace desde la clase cube que levanta en un buffer el bloque completo lo desempaqueta y carga los datos en <text:s/>esta clase que lo modela, <text:s/></text:p>
      <text:p text:style-name="P8">El archivo binario de cubos (nombre.cb) tiene el siguiente formato para cada bloque:</text:p>
      <text:p text:style-name="P8"/>
      <text:p text:style-name="P8">tamaño libre | Nro. de Registros | Nro. dispersión | Registro1 | <text:s/>Registro2 | <text:s/>Registro3 | <text:s/>Registro4</text:p>
      <text:p text:style-name="P8"/>
      <text:p text:style-name="P8">donde cada Registro tiene el siguiente formato:</text:p>
      <text:p text:style-name="P8">tamaño | clave | data</text:p>
      <text:p text:style-name="P15"/>
      <text:p text:style-name="P8">Para una mejor comprencion ver archivo cubo.jpg</text:p>
      <text:p text:style-name="P7">Tabla del Buffer (descripción general): </text:p>
      <text:p text:style-name="P9"><text:tab/><text:tab/><text:tab/><text:tab/><text:tab/><text:tab/> <text:span text:style-name="T3">Para modelar el buffer utilizamos una clase Buffer que contiene un char* donde se reserva memoria con el tamaño especificado en el constructor del buffer y esta clase actuá como buffer del hash teniendo los métodos de unPack y pack para empaquetar y desempaquetar los datos que se quieren persistir en disco permitiendo empaquetar todo el contenido del cubo para ser persistido en disco, y luego al levantar de disco el cubo se carga todo el contenido en este buffer y luego se desempaqueta en el orden en que fue empaquetado.</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2">Anexo 1</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Lohit Hindi" svg:font-family="'Lohit Hind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Lohit Hindi" fo:font-size="18pt" fo:font-style="normal" fo:text-shadow="none" style:text-underline-style="none" fo:font-weight="normal"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chard </meta:initial-creator>
    <meta:creation-date>2010-05-01T16:12:28</meta:creation-date>
    <dc:date>2010-05-02T15:01:40</dc:date>
    <dc:creator>Richard </dc:creator>
    <meta:editing-duration>PT06H07M50S</meta:editing-duration>
    <meta:editing-cycles>40</meta:editing-cycles>
    <meta:generator>OpenOffice.org/3.1$Linux OpenOffice.org_project/310m19$Build-9420</meta:generator>
    <meta:document-statistic meta:table-count="0" meta:image-count="0" meta:object-count="0" meta:page-count="4" meta:paragraph-count="48" meta:word-count="961" meta:character-count="5664"/>
  </office:meta>
</office:document-meta>
</file>